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7.334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3.78cm"/>
    </style:style>
    <style:style style:name="co6" style:family="table-column">
      <style:table-column-properties fo:break-before="auto" style:column-width="2.521cm"/>
    </style:style>
    <style:style style:name="co7" style:family="table-column">
      <style:table-column-properties fo:break-before="auto" style:column-width="2.66cm"/>
    </style:style>
    <style:style style:name="co8" style:family="table-column">
      <style:table-column-properties fo:break-before="auto" style:column-width="2.745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1.736cm"/>
    </style:style>
    <style:style style:name="co11" style:family="table-column">
      <style:table-column-properties fo:break-before="auto" style:column-width="1.512cm"/>
    </style:style>
    <style:style style:name="co12" style:family="table-column">
      <style:table-column-properties fo:break-before="auto" style:column-width="5.683cm"/>
    </style:style>
    <style:style style:name="co13" style:family="table-column">
      <style:table-column-properties fo:break-before="auto" style:column-width="2.969cm"/>
    </style:style>
    <style:style style:name="co14" style:family="table-column">
      <style:table-column-properties fo:break-before="auto" style:column-width="3.388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3.445cm"/>
    </style:style>
    <style:style style:name="co18" style:family="table-column">
      <style:table-column-properties fo:break-before="auto" style:column-width="2.716cm"/>
    </style:style>
    <style:style style:name="co19" style:family="table-column">
      <style:table-column-properties fo:break-before="auto" style:column-width="2.575cm"/>
    </style:style>
    <style:style style:name="co20" style:family="table-column">
      <style:table-column-properties fo:break-before="auto" style:column-width="1.7cm"/>
    </style:style>
    <style:style style:name="co21" style:family="table-column">
      <style:table-column-properties fo:break-before="auto" style:column-width="4.255cm"/>
    </style:style>
    <style:style style:name="co22" style:family="table-column">
      <style:table-column-properties fo:break-before="auto" style:column-width="13.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616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0.933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683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526cm" fo:break-before="auto" style:use-optimal-row-height="true"/>
    </style:style>
    <style:style style:name="ro15" style:family="table-row">
      <style:table-row-properties style:row-height="1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737cm" fo:break-before="auto" style:use-optimal-row-height="true"/>
    </style:style>
    <style:style style:name="ta1" style:family="table" style:master-page-name="PageStyle_5f_Bdg_20_Sommario">
      <style:table-properties table:display="true" style:writing-mode="lr-tb" tableooo:tab-color="#d6dce5"/>
    </style:style>
    <style:style style:name="ta2" style:family="table" style:master-page-name="PageStyle_5f_Bdg_20_dettaglio">
      <style:table-properties table:display="true" style:writing-mode="lr-tb"/>
    </style:style>
    <style:style style:name="ta3" style:family="table" style:master-page-name="PageStyle_5f_voci_20_di_20_spesa_20_ammes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Comma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035cm solid #000000" fo:background-color="#a6a6a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088cm solid #000000" fo:background-color="#b2b2b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035cm solid #000000" fo:background-color="#a6a6a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fo:border-bottom="0.088cm solid #000000" fo:background-color="#b2b2b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Excel_20_Built-in_20_Comma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Currency">
      <style:table-cell-properties fo:border-bottom="0.035cm solid #000000" fo:background-color="#a6a6a6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Excel_20_Built-in_20_Currency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6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7" style:family="table-cell" style:parent-style-name="Excel_20_Built-in_20_Currency">
      <style:table-cell-properties fo:border-bottom="0.088cm solid #000000" fo:background-color="#b2b2b2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8" style:family="table-cell" style:parent-style-name="Excel_20_Built-in_20_Currency">
      <style:table-cell-properties fo:border-bottom="0.035cm solid #000000" fo:background-color="#a9d18e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Excel_20_Built-in_20_Currency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0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1" style:family="table-cell" style:parent-style-name="Excel_20_Built-in_20_Currency">
      <style:table-cell-properties fo:border-bottom="0.088cm solid #000000" fo:background-color="#a9d18e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2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urrency">
      <style:table-cell-properties fo:border-bottom="0.035cm solid #000000" fo:background-color="#a6a6a6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40" style:family="table-cell" style:parent-style-name="Default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1" style:family="table-cell" style:parent-style-name="Excel_20_Built-in_20_Comma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2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0.088cm solid #000000" fo:background-color="#a6a6a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fo:border-bottom="0.035cm solid #000000" fo:background-color="#b2b2b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fo:border-bottom="0.035cm solid #000000" fo:background-color="#b2b2b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fo:border-bottom="0.088cm solid #000000" fo:background-color="#bfbfb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0.088cm solid #000000" fo:background-color="#a6a6a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fo:border-bottom="0.035cm solid #000000" fo:background-color="#b2b2b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fo:border-bottom="0.035cm solid #000000" fo:background-color="#b2b2b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88cm solid #000000" fo:background-color="#bfbfb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Excel_20_Built-in_20_Comma" style:data-style-name="N107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Comma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Comma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0.088cm solid #00000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b2b2b2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order-bottom="0.088cm solid #000000" fo:background-color="#b2b2b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Excel_20_Built-in_20_Percen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fo:border-bottom="0.035cm solid #000000" fo:background-color="#b2b2b2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fo:border-bottom="0.035cm solid #000000" fo:background-color="#b2b2b2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Excel_20_Built-in_20_Currency">
      <style:table-cell-properties fo:background-color="#bfbfbf" style:cell-protect="protected" style:print-content="true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" style:family="table-cell" style:parent-style-name="Default" style:data-style-name="N104">
      <style:table-cell-properties fo:background-color="#b2b2b2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" style:family="table-cell" style:parent-style-name="Excel_20_Built-in_20_Comma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Excel_20_Built-in_20_Comma" style:data-style-name="N108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2" style:family="table-cell" style:parent-style-name="Excel_20_Built-in_20_Comma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Comma" style:data-style-name="N108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Excel_20_Built-in_20_Comma" style:data-style-name="N108">
      <style:table-cell-properties fo:background-color="#a9d18e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08">
      <style:table-cell-properties fo:border-bottom="0.035cm solid #000000" fo:background-color="#a9d18e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" style:family="table-cell" style:parent-style-name="Excel_20_Built-in_20_Currency">
      <style:table-cell-properties fo:border-bottom="none" fo:background-color="#e2f0d9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Excel_20_Built-in_20_Comma" style:data-style-name="N104">
      <style:table-cell-properties fo:background-color="#e2f0d9" style:cell-protect="protected" style:print-content="true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8" style:family="table-cell" style:parent-style-name="Excel_20_Built-in_20_Comma" style:data-style-name="N108">
      <style:table-cell-properties fo:border-bottom="0.035cm solid #000000" fo:background-color="#a9d18e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Excel_20_Built-in_20_Comma" style:data-style-name="N108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0" style:family="table-cell" style:parent-style-name="Excel_20_Built-in_20_Currency">
      <style:table-cell-properties fo:background-color="#a9d18e" style:cell-protect="protected" style:print-content="true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1" style:family="table-cell" style:parent-style-name="Excel_20_Built-in_20_Comma" style:data-style-name="N10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2" style:family="table-cell" style:parent-style-name="Excel_20_Built-in_20_Comma" style:data-style-name="N104">
      <style:table-cell-properties fo:background-color="#a9d18e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3" style:family="table-cell" style:parent-style-name="Excel_20_Built-in_20_Comma" style:data-style-name="N10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Excel_20_Built-in_20_Comma" style:data-style-name="N10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Comma" style:data-style-name="N107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Excel_20_Built-in_20_Comma" style:data-style-name="N107">
      <style:table-cell-properties fo:background-color="#a6a6a6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Excel_20_Built-in_20_Comma" style:data-style-name="N107">
      <style:table-cell-properties fo:border-bottom="0.035cm solid #000000" fo:background-color="#b2b2b2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8" style:family="table-cell" style:parent-style-name="Excel_20_Built-in_20_Comma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omma" style:data-style-name="N107">
      <style:table-cell-properties fo:border-bottom="0.035cm solid #000000" fo:background-color="#b2b2b2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omma" style:data-style-name="N107">
      <style:table-cell-properties fo:border-bottom="none" fo:background-color="#b2b2b2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Excel_20_Built-in_20_Comma" style:data-style-name="N10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omma" style:data-style-name="N104">
      <style:table-cell-properties fo:background-color="#b2b2b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Default" style:data-style-name="N107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Default">
      <style:table-cell-properties fo:border-bottom="0.088cm solid #000000" fo:background-color="#e2f0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0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06" style:family="table-cell" style:parent-style-name="Default">
      <style:table-cell-properties fo:border-bottom="0.088cm solid #000000" fo:background-color="#e2f0d9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7" style:family="table-cell" style:parent-style-name="Default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gr1" style:family="graphic">
      <style:graphic-properties draw:stroke="solid" svg:stroke-width="0cm" svg:stroke-color="#000000" draw:marker-start="Estremità_20_linea_20_1" draw:marker-start-width="0.2cm" draw:marker-start-center="false" draw:stroke-linejoin="miter" draw:fill="solid" draw:fill-color="#ffffe1" draw:auto-grow-height="true" draw:auto-grow-width="false" fo:max-width="12cm" fo:min-height="13.3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dg Sommario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3"/>
        <table:table-column table:style-name="co4" table:number-columns-repeated="3" table:default-cell-style-name="ce2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36"/>
        <table:table-column table:style-name="co8" table:default-cell-style-name="ce36"/>
        <table:table-column table:style-name="co9" table:number-columns-repeated="1012" table:default-cell-style-name="ce36"/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7" office:value-type="string" table:number-columns-spanned="5" table:number-rows-spanned="1">
            <text:p>Progetto "XXX"</text:p>
          </table:table-cell>
          <table:covered-table-cell table:style-name="ce14"/>
          <table:covered-table-cell table:number-columns-repeated="2" table:style-name="ce22"/>
          <table:covered-table-cell table:style-name="ce32"/>
          <table:table-cell table:style-name="ce2" table:number-columns-repeated="3"/>
          <table:table-cell table:style-name="ce37" table:number-columns-repeated="15"/>
          <table:table-cell table:number-columns-repeated="999"/>
        </table:table-row>
        <table:table-row table:style-name="ro3">
          <table:table-cell table:style-name="ce3" table:number-columns-repeated="2"/>
          <table:table-cell table:style-name="ce8" office:value-type="string" table:number-columns-spanned="5" table:number-rows-spanned="1">
            <text:p>Durata progetto: </text:p>
          </table:table-cell>
          <table:covered-table-cell table:style-name="ce15"/>
          <table:covered-table-cell table:number-columns-repeated="2" table:style-name="ce23"/>
          <table:covered-table-cell table:style-name="ce33"/>
          <table:table-cell table:style-name="ce3" table:number-columns-repeated="18"/>
          <table:table-cell table:number-columns-repeated="999"/>
        </table:table-row>
        <table:table-row table:style-name="ro4">
          <table:table-cell table:style-name="ce4" table:number-columns-repeated="2"/>
          <table:table-cell table:style-name="ce9" office:value-type="string" table:number-columns-spanned="2" table:number-rows-spanned="1">
            <text:p>Voci di costo</text:p>
          </table:table-cell>
          <table:covered-table-cell table:style-name="ce16"/>
          <table:table-cell table:style-name="ce24" office:value-type="string" office:string-value="Totale Budget">
            <office:annotation draw:style-name="gr1" draw:text-style-name="P1" svg:width="15.161cm" svg:height="13.57cm" svg:x="14.529cm" svg:y="1.503cm" draw:caption-point-x="-0.455cm" draw:caption-point-y="0.331cm">
              <dc:date>2025-04-30T00:00:00</dc:date>
              <text:p text:style-name="P1">[Commento in thread]</text:p>
              <text:p text:style-name="P1"/>
              <text:p text:style-name="P1">La versione di Excel in uso consente di leggere questo commento in thread, ma tutte le modifiche a esso apportate verranno rimosse se il file viene aperto in una versione più recente di Excel. Ulteriori informazioni: https://go.microsoft.com/fwlink/?linkid=870924</text:p>
              <text:p text:style-name="P1"/>
              <text:p text:style-name="P1">Commento:</text:p>
              <text:p text:style-name="P1">nel caso di porgetti sostenuti in aree extra euro, sarà necessario prevedere il budget in valuta locale e colonna in euro (con cambio euro/valuta)</text:p>
            </office:annotation>
            <text:p><text:s/>Totale Budget </text:p>
          </table:table-cell>
          <table:table-cell table:style-name="ce28" office:value-type="string" office:string-value="Contributo richiesto">
            <text:p><text:s/>Contributo richiesto </text:p>
          </table:table-cell>
          <table:table-cell table:style-name="ce34" office:value-type="string" office:string-value="Cofinanziamento">
            <text:p><text:s/>Cofinanziamento </text:p>
          </table:table-cell>
          <table:table-cell table:style-name="ce4" table:number-columns-repeated="4"/>
          <table:table-cell table:style-name="ce39" table:number-columns-repeated="1013"/>
        </table:table-row>
        <table:table-row table:style-name="ro5">
          <table:table-cell table:style-name="ce5" table:number-columns-repeated="2"/>
          <table:table-cell table:style-name="ce10" office:value-type="string" table:number-columns-spanned="2" table:number-rows-spanned="1">
            <text:p>Attvità 1</text:p>
          </table:table-cell>
          <table:covered-table-cell table:style-name="ce17"/>
          <table:table-cell table:style-name="ce25" table:formula="of:=+[$'Bdg dettaglio'.G14]" office:value-type="float" office:value="0">
            <text:p><text:s/>- <text:s text:c="2"/>€ </text:p>
          </table:table-cell>
          <table:table-cell table:style-name="ce29" table:number-columns-repeated="2"/>
          <table:table-cell table:style-name="ce5" table:number-columns-repeated="3"/>
          <table:table-cell table:style-name="ce38" table:number-columns-repeated="1014"/>
        </table:table-row>
        <table:table-row table:style-name="ro5">
          <table:table-cell table:style-name="ce5" table:number-columns-repeated="2"/>
          <table:table-cell table:style-name="ce10" office:value-type="string" table:number-columns-spanned="2" table:number-rows-spanned="1">
            <text:p>Attvità 2</text:p>
          </table:table-cell>
          <table:covered-table-cell table:style-name="ce17"/>
          <table:table-cell table:style-name="ce25" table:formula="of:=+[$'Bdg dettaglio'.G22]" office:value-type="float" office:value="0">
            <text:p><text:s/>- <text:s text:c="2"/>€ </text:p>
          </table:table-cell>
          <table:table-cell table:style-name="ce29" table:number-columns-repeated="2"/>
          <table:table-cell table:style-name="ce5" table:number-columns-repeated="3"/>
          <table:table-cell table:style-name="ce38" table:number-columns-repeated="1014"/>
        </table:table-row>
        <table:table-row table:style-name="ro5">
          <table:table-cell table:style-name="ce5" table:number-columns-repeated="2"/>
          <table:table-cell table:style-name="ce10" office:value-type="string" table:number-columns-spanned="2" table:number-rows-spanned="1">
            <text:p>Attvità 3</text:p>
          </table:table-cell>
          <table:covered-table-cell table:style-name="ce17"/>
          <table:table-cell table:style-name="ce25" table:formula="of:=+[$'Bdg dettaglio'.G30]" office:value-type="float" office:value="0">
            <text:p><text:s/>- <text:s text:c="2"/>€ </text:p>
          </table:table-cell>
          <table:table-cell table:style-name="ce29" table:number-columns-repeated="2"/>
          <table:table-cell table:style-name="ce5" table:number-columns-repeated="3"/>
          <table:table-cell table:style-name="ce38" table:number-columns-repeated="1014"/>
        </table:table-row>
        <table:table-row table:style-name="ro5">
          <table:table-cell table:style-name="ce5" table:number-columns-repeated="2"/>
          <table:table-cell table:style-name="ce10" office:value-type="string" table:number-columns-spanned="2" table:number-rows-spanned="1">
            <text:p>Attvità 4</text:p>
          </table:table-cell>
          <table:covered-table-cell table:style-name="ce17"/>
          <table:table-cell table:style-name="ce25" table:formula="of:=+[$'Bdg dettaglio'.G38]" office:value-type="float" office:value="0">
            <text:p><text:s/>- <text:s text:c="2"/>€ </text:p>
          </table:table-cell>
          <table:table-cell table:style-name="ce29" table:number-columns-repeated="2"/>
          <table:table-cell table:style-name="ce5" table:number-columns-repeated="3"/>
          <table:table-cell table:style-name="ce38" table:number-columns-repeated="1014"/>
        </table:table-row>
        <table:table-row table:style-name="ro5">
          <table:table-cell table:style-name="ce5" table:number-columns-repeated="2"/>
          <table:table-cell table:style-name="ce10" office:value-type="string" table:number-columns-spanned="2" table:number-rows-spanned="1">
            <text:p>Attvità 5</text:p>
          </table:table-cell>
          <table:covered-table-cell table:style-name="ce17"/>
          <table:table-cell table:style-name="ce25" table:formula="of:=+[$'Bdg dettaglio'.G46]" office:value-type="float" office:value="0">
            <text:p><text:s/>- <text:s text:c="2"/>€ </text:p>
          </table:table-cell>
          <table:table-cell table:style-name="ce29" table:number-columns-repeated="2"/>
          <table:table-cell table:style-name="ce5" table:number-columns-repeated="3"/>
          <table:table-cell table:style-name="ce38" table:number-columns-repeated="1014"/>
        </table:table-row>
        <table:table-row table:style-name="ro5">
          <table:table-cell table:style-name="ce5" table:number-columns-repeated="2"/>
          <table:table-cell table:style-name="ce11" office:value-type="string" table:number-columns-spanned="2" table:number-rows-spanned="1">
            <text:p>Costi gestionali</text:p>
          </table:table-cell>
          <table:covered-table-cell table:style-name="ce18"/>
          <table:table-cell table:style-name="ce26" table:formula="of:=+[$'Bdg dettaglio'.G47]" office:value-type="float" office:value="0">
            <text:p><text:s/>- <text:s text:c="2"/>€ </text:p>
          </table:table-cell>
          <table:table-cell table:style-name="ce30" table:number-columns-repeated="2"/>
          <table:table-cell table:style-name="ce5" table:number-columns-repeated="3"/>
          <table:table-cell table:style-name="ce38" table:number-columns-repeated="1014"/>
        </table:table-row>
        <table:table-row table:style-name="ro6">
          <table:table-cell table:style-name="ce4" table:number-columns-repeated="2"/>
          <table:table-cell table:style-name="ce12" office:value-type="string" table:number-columns-spanned="2" table:number-rows-spanned="1">
            <text:p>TOTALE GENERALE</text:p>
          </table:table-cell>
          <table:covered-table-cell table:style-name="ce19"/>
          <table:table-cell table:style-name="ce27" table:formula="of:=SUM([.E5:.E10])" office:value-type="float" office:value="0">
            <text:p><text:s/>- <text:s text:c="2"/>€ </text:p>
          </table:table-cell>
          <table:table-cell table:style-name="ce31" table:formula="of:=SUM([.F5:.F10])" office:value-type="float" office:value="0">
            <text:p><text:s/>- <text:s text:c="2"/>€ </text:p>
          </table:table-cell>
          <table:table-cell table:style-name="ce27" table:formula="of:=SUM([.G5:.G10])" office:value-type="float" office:value="0">
            <text:p><text:s/>- <text:s text:c="2"/>€ </text:p>
          </table:table-cell>
          <table:table-cell table:style-name="ce35" table:formula="of:=+[.E11]-[.F11]-[.G11]" office:value-type="float" office:value="0">
            <text:p><text:s/>- <text:s text:c="2"/>€ </text:p>
          </table:table-cell>
          <table:table-cell table:style-name="ce4" table:number-columns-repeated="2"/>
          <table:table-cell table:style-name="ce39" table:number-columns-repeated="1014"/>
        </table:table-row>
        <table:table-row table:style-name="ro7">
          <table:table-cell table:number-columns-repeated="10"/>
          <table:table-cell table:style-name="ce40"/>
          <table:table-cell table:number-columns-repeated="1013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style-name="ce6" table:number-columns-repeated="3"/>
          <table:table-cell table:style-name="ce20"/>
          <table:table-cell table:number-columns-repeated="3"/>
          <table:table-cell table:style-name="ce6" table:number-columns-repeated="3"/>
          <table:table-cell table:style-name="ce41" table:number-columns-repeated="1014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Bdg dettaglio" table:style-name="ta2" table:print="false">
        <office:forms form:automatic-focus="false" form:apply-design-mode="false"/>
        <table:table-column table:style-name="co10" table:default-cell-style-name="ce42"/>
        <table:table-column table:style-name="co11" table:default-cell-style-name="ce43"/>
        <table:table-column table:style-name="co12" table:default-cell-style-name="ce52"/>
        <table:table-column table:style-name="co13" table:default-cell-style-name="ce52"/>
        <table:table-column table:style-name="co7" table:default-cell-style-name="ce52"/>
        <table:table-column table:style-name="co14" table:number-columns-repeated="2" table:default-cell-style-name="ce52"/>
        <table:table-column table:style-name="co15" table:default-cell-style-name="ce80"/>
        <table:table-column table:style-name="co16" table:default-cell-style-name="ce6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13" table:default-cell-style-name="ce42"/>
        <table:table-column table:style-name="co10" table:number-columns-repeated="1011" table:default-cell-style-name="ce42"/>
        <table:table-row table:style-name="ro1" table:number-rows-repeated="2">
          <table:table-cell table:number-columns-repeated="11"/>
          <table:table-cell table:style-name="ce103" table:number-columns-repeated="2"/>
          <table:table-cell table:number-columns-repeated="1011"/>
        </table:table-row>
        <table:table-row table:style-name="ro8">
          <table:table-cell/>
          <table:table-cell table:style-name="ce7" office:value-type="string" table:number-columns-spanned="8" table:number-rows-spanned="1">
            <text:p>Progetto "XXX"</text:p>
          </table:table-cell>
          <table:covered-table-cell table:number-columns-repeated="5" table:style-name="ce14"/>
          <table:covered-table-cell table:style-name="ce81"/>
          <table:covered-table-cell table:style-name="ce93"/>
          <table:table-cell table:number-columns-repeated="2"/>
          <table:table-cell table:style-name="ce103" table:number-columns-repeated="2"/>
          <table:table-cell table:number-columns-repeated="1011"/>
        </table:table-row>
        <table:table-row table:style-name="ro9">
          <table:table-cell/>
          <table:table-cell table:style-name="ce8" office:value-type="string" table:number-columns-spanned="8" table:number-rows-spanned="1">
            <text:p>Durata progetto: </text:p>
          </table:table-cell>
          <table:covered-table-cell table:number-columns-repeated="5" table:style-name="ce15"/>
          <table:covered-table-cell table:style-name="ce82"/>
          <table:covered-table-cell table:style-name="ce94"/>
          <table:table-cell table:number-columns-repeated="2"/>
          <table:table-cell table:style-name="ce103" table:number-columns-repeated="2"/>
          <table:table-cell table:number-columns-repeated="1011"/>
        </table:table-row>
        <table:table-row table:style-name="ro1">
          <table:table-cell/>
          <table:table-cell table:style-name="ce44" table:number-columns-spanned="8" table:number-rows-spanned="1"/>
          <table:covered-table-cell table:number-columns-repeated="5" table:style-name="ce53"/>
          <table:covered-table-cell table:style-name="ce83"/>
          <table:covered-table-cell table:style-name="ce95"/>
          <table:table-cell table:number-columns-repeated="2"/>
          <table:table-cell table:style-name="ce103" table:number-columns-repeated="2"/>
          <table:table-cell table:number-columns-repeated="1011"/>
        </table:table-row>
        <table:table-row table:style-name="ro1">
          <table:table-cell/>
          <table:table-cell table:style-name="ce45" office:value-type="string" table:number-columns-spanned="2" table:number-rows-spanned="1">
            <text:p>Voci di costo</text:p>
          </table:table-cell>
          <table:covered-table-cell table:style-name="ce54"/>
          <table:table-cell table:style-name="ce63" office:value-type="string">
            <text:p>Unità</text:p>
          </table:table-cell>
          <table:table-cell table:style-name="ce63" office:value-type="string">
            <text:p>Quantità</text:p>
          </table:table-cell>
          <table:table-cell table:style-name="ce63" office:value-type="string">
            <text:p>Costo unitario</text:p>
          </table:table-cell>
          <table:table-cell table:style-name="ce71" office:value-type="string">
            <text:p>Totale</text:p>
          </table:table-cell>
          <table:table-cell table:style-name="ce84" office:value-type="string">
            <text:p>Contributo richiesto</text:p>
          </table:table-cell>
          <table:table-cell table:style-name="ce96" office:value-type="string" office:string-value="Cofinanziamento">
            <text:p><text:s/>Cofinanziamento </text:p>
          </table:table-cell>
          <table:table-cell table:number-columns-repeated="1015"/>
        </table:table-row>
        <table:table-row table:style-name="ro10">
          <table:table-cell/>
          <table:table-cell table:style-name="ce46" office:value-type="string" table:number-columns-spanned="2" table:number-rows-spanned="1">
            <text:p>Attività 1</text:p>
          </table:table-cell>
          <table:covered-table-cell table:style-name="ce55"/>
          <table:table-cell table:style-name="ce55" table:number-columns-repeated="3"/>
          <table:table-cell table:style-name="ce72"/>
          <table:table-cell table:style-name="ce85"/>
          <table:table-cell table:style-name="ce97"/>
          <table:table-cell table:number-columns-repeated="1015"/>
        </table:table-row>
        <table:table-row table:style-name="ro1">
          <table:table-cell/>
          <table:table-cell table:style-name="ce47" office:value-type="string">
            <text:p>1.1</text:p>
          </table:table-cell>
          <table:table-cell table:style-name="ce1"/>
          <table:table-cell table:number-columns-repeated="3" table:style-name="ce1"/>
          <table:table-cell table:style-name="ce73" table:formula="of:=+[.D8]*[.E8]*[.F8]" office:value-type="float" office:value="0">
            <text:p><text:s/>- <text:s text:c="2"/>€ </text:p>
          </table:table-cell>
          <table:table-cell table:style-name="ce86"/>
          <table:table-cell table:style-name="ce73" table:formula="of:=+[.G8]-[.H8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1.1</text:p>
          </table:table-cell>
          <table:table-cell table:style-name="ce1"/>
          <table:table-cell table:number-columns-repeated="3" table:style-name="ce1"/>
          <table:table-cell table:style-name="ce73" table:formula="of:=+[.D9]*[.E9]*[.F9]" office:value-type="float" office:value="0">
            <text:p><text:s/>- <text:s text:c="2"/>€ </text:p>
          </table:table-cell>
          <table:table-cell table:style-name="ce86"/>
          <table:table-cell table:style-name="ce73" table:formula="of:=+[.G9]-[.H9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1.2</text:p>
          </table:table-cell>
          <table:table-cell table:style-name="ce1"/>
          <table:table-cell table:number-columns-repeated="3" table:style-name="ce1"/>
          <table:table-cell table:style-name="ce73" table:formula="of:=+[.D10]*[.E10]*[.F10]" office:value-type="float" office:value="0">
            <text:p><text:s/>- <text:s text:c="2"/>€ </text:p>
          </table:table-cell>
          <table:table-cell table:style-name="ce86"/>
          <table:table-cell table:style-name="ce73" table:formula="of:=+[.G10]-[.H10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1.2</text:p>
          </table:table-cell>
          <table:table-cell table:style-name="ce1"/>
          <table:table-cell table:number-columns-repeated="3" table:style-name="ce1"/>
          <table:table-cell table:style-name="ce73" table:formula="of:=+[.D11]*[.E11]*[.F11]" office:value-type="float" office:value="0">
            <text:p><text:s/>- <text:s text:c="2"/>€ </text:p>
          </table:table-cell>
          <table:table-cell table:style-name="ce86"/>
          <table:table-cell table:style-name="ce73" table:formula="of:=+[.G11]-[.H11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1.3</text:p>
          </table:table-cell>
          <table:table-cell table:style-name="ce1"/>
          <table:table-cell table:number-columns-repeated="3" table:style-name="ce1"/>
          <table:table-cell table:style-name="ce73" table:formula="of:=+[.D12]*[.E12]*[.F12]" office:value-type="float" office:value="0">
            <text:p><text:s/>- <text:s text:c="2"/>€ </text:p>
          </table:table-cell>
          <table:table-cell table:style-name="ce86"/>
          <table:table-cell table:style-name="ce73" table:formula="of:=+[.G12]-[.H12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1.3</text:p>
          </table:table-cell>
          <table:table-cell table:style-name="ce1"/>
          <table:table-cell table:number-columns-repeated="3" table:style-name="ce1"/>
          <table:table-cell table:style-name="ce73" table:formula="of:=+[.D13]*[.E13]*[.F13]" office:value-type="float" office:value="0">
            <text:p><text:s/>- <text:s text:c="2"/>€ </text:p>
          </table:table-cell>
          <table:table-cell table:style-name="ce86"/>
          <table:table-cell table:style-name="ce73" table:formula="of:=+[.G13]-[.H13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string">
            <text:p>TOTALE</text:p>
          </table:table-cell>
          <table:table-cell table:style-name="ce56" table:number-columns-repeated="4"/>
          <table:table-cell table:style-name="ce74" table:formula="of:=SUM([.G8:.G13])" office:value-type="float" office:value="0">
            <text:p><text:s/>- <text:s text:c="2"/>€ </text:p>
          </table:table-cell>
          <table:table-cell table:style-name="ce87" table:formula="of:=SUM([.H8:.H13])" office:value-type="float" office:value="0">
            <text:p><text:s/>- <text:s text:c="2"/>€ </text:p>
          </table:table-cell>
          <table:table-cell table:style-name="ce98" table:formula="of:=SUM([.I8:.I13])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0">
          <table:table-cell/>
          <table:table-cell table:style-name="ce49" office:value-type="string" table:number-columns-spanned="2" table:number-rows-spanned="1">
            <text:p>Attività 2</text:p>
          </table:table-cell>
          <table:covered-table-cell table:style-name="ce57"/>
          <table:table-cell table:style-name="ce57" table:number-columns-repeated="3"/>
          <table:table-cell table:style-name="ce75"/>
          <table:table-cell table:style-name="ce88"/>
          <table:table-cell table:style-name="ce99"/>
          <table:table-cell table:number-columns-repeated="1015"/>
        </table:table-row>
        <table:table-row table:style-name="ro1">
          <table:table-cell/>
          <table:table-cell table:style-name="ce47" office:value-type="string">
            <text:p>2.1</text:p>
          </table:table-cell>
          <table:table-cell table:style-name="ce1"/>
          <table:table-cell table:number-columns-repeated="3" table:style-name="ce1"/>
          <table:table-cell table:style-name="ce73" table:formula="of:=+[.D16]*[.E16]*[.F16]" office:value-type="float" office:value="0">
            <text:p><text:s/>- <text:s text:c="2"/>€ </text:p>
          </table:table-cell>
          <table:table-cell table:style-name="ce86"/>
          <table:table-cell table:style-name="ce73" table:formula="of:=+[.G16]-[.H16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2.1</text:p>
          </table:table-cell>
          <table:table-cell table:style-name="ce1"/>
          <table:table-cell table:number-columns-repeated="3" table:style-name="ce1"/>
          <table:table-cell table:style-name="ce73" table:formula="of:=+[.D17]*[.E17]*[.F17]" office:value-type="float" office:value="0">
            <text:p><text:s/>- <text:s text:c="2"/>€ </text:p>
          </table:table-cell>
          <table:table-cell table:style-name="ce86"/>
          <table:table-cell table:style-name="ce73" table:formula="of:=+[.G17]-[.H17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2.2</text:p>
          </table:table-cell>
          <table:table-cell table:style-name="ce1"/>
          <table:table-cell table:number-columns-repeated="3" table:style-name="ce1"/>
          <table:table-cell table:style-name="ce73" table:formula="of:=+[.D18]*[.E18]*[.F18]" office:value-type="float" office:value="0">
            <text:p><text:s/>- <text:s text:c="2"/>€ </text:p>
          </table:table-cell>
          <table:table-cell table:style-name="ce86"/>
          <table:table-cell table:style-name="ce73" table:formula="of:=+[.G18]-[.H18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2.2</text:p>
          </table:table-cell>
          <table:table-cell table:style-name="ce1"/>
          <table:table-cell table:number-columns-repeated="3" table:style-name="ce1"/>
          <table:table-cell table:style-name="ce73" table:formula="of:=+[.D19]*[.E19]*[.F19]" office:value-type="float" office:value="0">
            <text:p><text:s/>- <text:s text:c="2"/>€ </text:p>
          </table:table-cell>
          <table:table-cell table:style-name="ce86"/>
          <table:table-cell table:style-name="ce73" table:formula="of:=+[.G19]-[.H19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2.3</text:p>
          </table:table-cell>
          <table:table-cell table:style-name="ce1"/>
          <table:table-cell table:number-columns-repeated="3" table:style-name="ce1"/>
          <table:table-cell table:style-name="ce73" table:formula="of:=+[.D20]*[.E20]*[.F20]" office:value-type="float" office:value="0">
            <text:p><text:s/>- <text:s text:c="2"/>€ </text:p>
          </table:table-cell>
          <table:table-cell table:style-name="ce86"/>
          <table:table-cell table:style-name="ce73" table:formula="of:=+[.G20]-[.H20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2.3</text:p>
          </table:table-cell>
          <table:table-cell table:style-name="ce1"/>
          <table:table-cell table:number-columns-repeated="3" table:style-name="ce1"/>
          <table:table-cell table:style-name="ce73" table:formula="of:=+[.D21]*[.E21]*[.F21]" office:value-type="float" office:value="0">
            <text:p><text:s/>- <text:s text:c="2"/>€ </text:p>
          </table:table-cell>
          <table:table-cell table:style-name="ce86"/>
          <table:table-cell table:style-name="ce73" table:formula="of:=+[.G21]-[.H21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string">
            <text:p>TOTALE</text:p>
          </table:table-cell>
          <table:table-cell table:style-name="ce56" table:number-columns-repeated="4"/>
          <table:table-cell table:style-name="ce74" table:formula="of:=SUM([.G16:.G21])" office:value-type="float" office:value="0">
            <text:p><text:s/>- <text:s text:c="2"/>€ </text:p>
          </table:table-cell>
          <table:table-cell table:style-name="ce87" table:formula="of:=SUM([.H16:.H21])" office:value-type="float" office:value="0">
            <text:p><text:s/>- <text:s text:c="2"/>€ </text:p>
          </table:table-cell>
          <table:table-cell table:style-name="ce98" table:formula="of:=SUM([.I16:.I21])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0">
          <table:table-cell/>
          <table:table-cell table:style-name="ce49" office:value-type="string" table:number-columns-spanned="2" table:number-rows-spanned="1">
            <text:p>Attività 3</text:p>
          </table:table-cell>
          <table:covered-table-cell table:style-name="ce57"/>
          <table:table-cell table:style-name="ce57" table:number-columns-repeated="3"/>
          <table:table-cell table:style-name="ce75"/>
          <table:table-cell table:style-name="ce88"/>
          <table:table-cell table:style-name="ce99"/>
          <table:table-cell table:number-columns-repeated="1015"/>
        </table:table-row>
        <table:table-row table:style-name="ro1">
          <table:table-cell/>
          <table:table-cell table:style-name="ce47" office:value-type="string">
            <text:p>3.1</text:p>
          </table:table-cell>
          <table:table-cell table:style-name="ce1"/>
          <table:table-cell table:number-columns-repeated="3" table:style-name="ce1"/>
          <table:table-cell table:style-name="ce73" table:formula="of:=+[.D24]*[.E24]*[.F24]" office:value-type="float" office:value="0">
            <text:p><text:s/>- <text:s text:c="2"/>€ </text:p>
          </table:table-cell>
          <table:table-cell table:style-name="ce86"/>
          <table:table-cell table:style-name="ce73" table:formula="of:=+[.G24]-[.H24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3.1</text:p>
          </table:table-cell>
          <table:table-cell table:style-name="ce1"/>
          <table:table-cell table:number-columns-repeated="3" table:style-name="ce1"/>
          <table:table-cell table:style-name="ce73" table:formula="of:=+[.D25]*[.E25]*[.F25]" office:value-type="float" office:value="0">
            <text:p><text:s/>- <text:s text:c="2"/>€ </text:p>
          </table:table-cell>
          <table:table-cell table:style-name="ce86"/>
          <table:table-cell table:style-name="ce73" table:formula="of:=+[.G25]-[.H25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3.2</text:p>
          </table:table-cell>
          <table:table-cell table:style-name="ce1"/>
          <table:table-cell table:number-columns-repeated="3" table:style-name="ce1"/>
          <table:table-cell table:style-name="ce73" table:formula="of:=+[.D26]*[.E26]*[.F26]" office:value-type="float" office:value="0">
            <text:p><text:s/>- <text:s text:c="2"/>€ </text:p>
          </table:table-cell>
          <table:table-cell table:style-name="ce86"/>
          <table:table-cell table:style-name="ce73" table:formula="of:=+[.G26]-[.H26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3.2</text:p>
          </table:table-cell>
          <table:table-cell table:style-name="ce1"/>
          <table:table-cell table:number-columns-repeated="3" table:style-name="ce1"/>
          <table:table-cell table:style-name="ce73" table:formula="of:=+[.D27]*[.E27]*[.F27]" office:value-type="float" office:value="0">
            <text:p><text:s/>- <text:s text:c="2"/>€ </text:p>
          </table:table-cell>
          <table:table-cell table:style-name="ce86"/>
          <table:table-cell table:style-name="ce73" table:formula="of:=+[.G27]-[.H27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3.3</text:p>
          </table:table-cell>
          <table:table-cell table:style-name="ce1"/>
          <table:table-cell table:number-columns-repeated="3" table:style-name="ce1"/>
          <table:table-cell table:style-name="ce73" table:formula="of:=+[.D28]*[.E28]*[.F28]" office:value-type="float" office:value="0">
            <text:p><text:s/>- <text:s text:c="2"/>€ </text:p>
          </table:table-cell>
          <table:table-cell table:style-name="ce86"/>
          <table:table-cell table:style-name="ce73" table:formula="of:=+[.G28]-[.H28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3.3</text:p>
          </table:table-cell>
          <table:table-cell table:style-name="ce1"/>
          <table:table-cell table:number-columns-repeated="3" table:style-name="ce1"/>
          <table:table-cell table:style-name="ce73" table:formula="of:=+[.D29]*[.E29]*[.F29]" office:value-type="float" office:value="0">
            <text:p><text:s/>- <text:s text:c="2"/>€ </text:p>
          </table:table-cell>
          <table:table-cell table:style-name="ce86"/>
          <table:table-cell table:style-name="ce73" table:formula="of:=+[.G29]-[.H29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string">
            <text:p>TOTALE</text:p>
          </table:table-cell>
          <table:table-cell table:style-name="ce56" table:number-columns-repeated="4"/>
          <table:table-cell table:style-name="ce74" table:formula="of:=SUM([.G24:.G29])" office:value-type="float" office:value="0">
            <text:p><text:s/>- <text:s text:c="2"/>€ </text:p>
          </table:table-cell>
          <table:table-cell table:style-name="ce87" table:formula="of:=SUM([.H24:.H29])" office:value-type="float" office:value="0">
            <text:p><text:s/>- <text:s text:c="2"/>€ </text:p>
          </table:table-cell>
          <table:table-cell table:style-name="ce98" table:formula="of:=SUM([.I24:.I29])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0">
          <table:table-cell/>
          <table:table-cell table:style-name="ce49" office:value-type="string" table:number-columns-spanned="2" table:number-rows-spanned="1">
            <text:p>Attività 4</text:p>
          </table:table-cell>
          <table:covered-table-cell table:style-name="ce57"/>
          <table:table-cell table:style-name="ce64" table:number-columns-repeated="3"/>
          <table:table-cell table:style-name="ce76"/>
          <table:table-cell table:style-name="ce89"/>
          <table:table-cell table:style-name="ce100"/>
          <table:table-cell table:number-columns-repeated="1015"/>
        </table:table-row>
        <table:table-row table:style-name="ro1">
          <table:table-cell/>
          <table:table-cell table:style-name="ce47" office:value-type="string">
            <text:p>4.1</text:p>
          </table:table-cell>
          <table:table-cell table:style-name="ce1"/>
          <table:table-cell table:number-columns-repeated="3" table:style-name="ce1"/>
          <table:table-cell table:style-name="ce73" table:formula="of:=+[.D32]*[.E32]*[.F32]" office:value-type="float" office:value="0">
            <text:p><text:s/>- <text:s text:c="2"/>€ </text:p>
          </table:table-cell>
          <table:table-cell table:style-name="ce86"/>
          <table:table-cell table:style-name="ce73" table:formula="of:=+[.G32]-[.H32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4.1</text:p>
          </table:table-cell>
          <table:table-cell table:style-name="ce1"/>
          <table:table-cell table:number-columns-repeated="3" table:style-name="ce1"/>
          <table:table-cell table:style-name="ce73" table:formula="of:=+[.D33]*[.E33]*[.F33]" office:value-type="float" office:value="0">
            <text:p><text:s/>- <text:s text:c="2"/>€ </text:p>
          </table:table-cell>
          <table:table-cell table:style-name="ce86"/>
          <table:table-cell table:style-name="ce73" table:formula="of:=+[.G33]-[.H33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4.2</text:p>
          </table:table-cell>
          <table:table-cell table:style-name="ce1"/>
          <table:table-cell table:number-columns-repeated="3" table:style-name="ce1"/>
          <table:table-cell table:style-name="ce73" table:formula="of:=+[.D34]*[.E34]*[.F34]" office:value-type="float" office:value="0">
            <text:p><text:s/>- <text:s text:c="2"/>€ </text:p>
          </table:table-cell>
          <table:table-cell table:style-name="ce86"/>
          <table:table-cell table:style-name="ce73" table:formula="of:=+[.G34]-[.H34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4.2</text:p>
          </table:table-cell>
          <table:table-cell table:style-name="ce1"/>
          <table:table-cell table:number-columns-repeated="3" table:style-name="ce1"/>
          <table:table-cell table:style-name="ce73" table:formula="of:=+[.D35]*[.E35]*[.F35]" office:value-type="float" office:value="0">
            <text:p><text:s/>- <text:s text:c="2"/>€ </text:p>
          </table:table-cell>
          <table:table-cell table:style-name="ce86"/>
          <table:table-cell table:style-name="ce73" table:formula="of:=+[.G35]-[.H35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4.3</text:p>
          </table:table-cell>
          <table:table-cell table:style-name="ce1"/>
          <table:table-cell table:number-columns-repeated="3" table:style-name="ce1"/>
          <table:table-cell table:style-name="ce73" table:formula="of:=+[.D36]*[.E36]*[.F36]" office:value-type="float" office:value="0">
            <text:p><text:s/>- <text:s text:c="2"/>€ </text:p>
          </table:table-cell>
          <table:table-cell table:style-name="ce86"/>
          <table:table-cell table:style-name="ce73" table:formula="of:=+[.G36]-[.H36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4.3</text:p>
          </table:table-cell>
          <table:table-cell table:style-name="ce1"/>
          <table:table-cell table:number-columns-repeated="3" table:style-name="ce1"/>
          <table:table-cell table:style-name="ce73" table:formula="of:=+[.D37]*[.E37]*[.F37]" office:value-type="float" office:value="0">
            <text:p><text:s/>- <text:s text:c="2"/>€ </text:p>
          </table:table-cell>
          <table:table-cell table:style-name="ce86"/>
          <table:table-cell table:style-name="ce73" table:formula="of:=+[.G37]-[.H37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string">
            <text:p>TOTALE</text:p>
          </table:table-cell>
          <table:table-cell table:style-name="ce56" table:number-columns-repeated="4"/>
          <table:table-cell table:style-name="ce74" table:formula="of:=SUM([.G32:.G37])" office:value-type="float" office:value="0">
            <text:p><text:s/>- <text:s text:c="2"/>€ </text:p>
          </table:table-cell>
          <table:table-cell table:style-name="ce87" table:formula="of:=SUM([.H32:.H37])" office:value-type="float" office:value="0">
            <text:p><text:s/>- <text:s text:c="2"/>€ </text:p>
          </table:table-cell>
          <table:table-cell table:style-name="ce98" table:formula="of:=SUM([.I32:.I37])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0">
          <table:table-cell/>
          <table:table-cell table:style-name="ce49" office:value-type="string" table:number-columns-spanned="2" table:number-rows-spanned="1">
            <text:p>Attività 5</text:p>
          </table:table-cell>
          <table:covered-table-cell table:style-name="ce57"/>
          <table:table-cell table:style-name="ce64" table:number-columns-repeated="3"/>
          <table:table-cell table:style-name="ce76"/>
          <table:table-cell table:style-name="ce89"/>
          <table:table-cell table:style-name="ce100"/>
          <table:table-cell table:number-columns-repeated="1015"/>
        </table:table-row>
        <table:table-row table:style-name="ro1">
          <table:table-cell/>
          <table:table-cell table:style-name="ce47" office:value-type="string">
            <text:p>5.1</text:p>
          </table:table-cell>
          <table:table-cell table:style-name="ce1"/>
          <table:table-cell table:number-columns-repeated="3" table:style-name="ce1"/>
          <table:table-cell table:style-name="ce73" table:formula="of:=+[.D40]*[.E40]*[.F40]" office:value-type="float" office:value="0">
            <text:p><text:s/>- <text:s text:c="2"/>€ </text:p>
          </table:table-cell>
          <table:table-cell table:style-name="ce86"/>
          <table:table-cell table:style-name="ce73" table:formula="of:=+[.G40]-[.H40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5.2</text:p>
          </table:table-cell>
          <table:table-cell table:style-name="ce1"/>
          <table:table-cell table:number-columns-repeated="3" table:style-name="ce1"/>
          <table:table-cell table:style-name="ce73" table:formula="of:=+[.D41]*[.E41]*[.F41]" office:value-type="float" office:value="0">
            <text:p><text:s/>- <text:s text:c="2"/>€ </text:p>
          </table:table-cell>
          <table:table-cell table:style-name="ce86"/>
          <table:table-cell table:style-name="ce73" table:formula="of:=+[.G41]-[.H41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5.2</text:p>
          </table:table-cell>
          <table:table-cell table:style-name="ce1"/>
          <table:table-cell table:number-columns-repeated="3" table:style-name="ce1"/>
          <table:table-cell table:style-name="ce73" table:formula="of:=+[.D42]*[.E42]*[.F42]" office:value-type="float" office:value="0">
            <text:p><text:s/>- <text:s text:c="2"/>€ </text:p>
          </table:table-cell>
          <table:table-cell table:style-name="ce86"/>
          <table:table-cell table:style-name="ce73" table:formula="of:=+[.G42]-[.H42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5.2</text:p>
          </table:table-cell>
          <table:table-cell table:style-name="ce1"/>
          <table:table-cell table:number-columns-repeated="3" table:style-name="ce1"/>
          <table:table-cell table:style-name="ce73" table:formula="of:=+[.D43]*[.E43]*[.F43]" office:value-type="float" office:value="0">
            <text:p><text:s/>- <text:s text:c="2"/>€ </text:p>
          </table:table-cell>
          <table:table-cell table:style-name="ce86"/>
          <table:table-cell table:style-name="ce73" table:formula="of:=+[.G43]-[.H43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5.3</text:p>
          </table:table-cell>
          <table:table-cell table:style-name="ce1"/>
          <table:table-cell table:number-columns-repeated="3" table:style-name="ce1"/>
          <table:table-cell table:style-name="ce73" table:formula="of:=+[.D44]*[.E44]*[.F44]" office:value-type="float" office:value="0">
            <text:p><text:s/>- <text:s text:c="2"/>€ </text:p>
          </table:table-cell>
          <table:table-cell table:style-name="ce86"/>
          <table:table-cell table:style-name="ce73" table:formula="of:=+[.G44]-[.H44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>
            <text:p>5.3</text:p>
          </table:table-cell>
          <table:table-cell table:style-name="ce1"/>
          <table:table-cell table:number-columns-repeated="3" table:style-name="ce1"/>
          <table:table-cell table:style-name="ce73" table:formula="of:=+[.D45]*[.E45]*[.F45]" office:value-type="float" office:value="0">
            <text:p><text:s/>- <text:s text:c="2"/>€ </text:p>
          </table:table-cell>
          <table:table-cell table:style-name="ce86"/>
          <table:table-cell table:style-name="ce73" table:formula="of:=+[.G45]-[.H45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string">
            <text:p>TOTALE</text:p>
          </table:table-cell>
          <table:table-cell table:style-name="ce56" table:number-columns-repeated="4"/>
          <table:table-cell table:style-name="ce74" table:formula="of:=SUM([.G40:.G45])" office:value-type="float" office:value="0">
            <text:p><text:s/>- <text:s text:c="2"/>€ </text:p>
          </table:table-cell>
          <table:table-cell table:style-name="ce87" table:formula="of:=SUM([.H40:.H45])" office:value-type="float" office:value="0">
            <text:p><text:s/>- <text:s text:c="2"/>€ </text:p>
          </table:table-cell>
          <table:table-cell table:style-name="ce98" table:formula="of:=SUM([.I40:.I45])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>
          <table:table-cell/>
          <table:table-cell table:style-name="ce50" office:value-type="string">
            <text:p>TOTALE COSTI GESTIONALI</text:p>
          </table:table-cell>
          <table:table-cell table:style-name="ce58" table:number-columns-repeated="4"/>
          <table:table-cell table:style-name="ce77"/>
          <table:table-cell table:style-name="ce90"/>
          <table:table-cell table:style-name="ce77"/>
          <table:table-cell table:number-columns-repeated="1015"/>
        </table:table-row>
        <table:table-row table:style-name="ro1">
          <table:table-cell/>
          <table:table-cell table:style-name="ce51"/>
          <table:table-cell table:style-name="ce5" table:number-columns-repeated="4"/>
          <table:table-cell table:style-name="ce78"/>
          <table:table-cell table:style-name="ce91"/>
          <table:table-cell table:style-name="ce101"/>
          <table:table-cell table:number-columns-repeated="1015"/>
        </table:table-row>
        <table:table-row table:style-name="ro11">
          <table:table-cell/>
          <table:table-cell table:style-name="ce12" office:value-type="string" table:number-columns-spanned="2" table:number-rows-spanned="1">
            <text:p>TOTALE GENERALE</text:p>
          </table:table-cell>
          <table:covered-table-cell table:style-name="ce19"/>
          <table:table-cell table:style-name="ce65" table:number-columns-repeated="3"/>
          <table:table-cell table:style-name="ce79" table:formula="of:=+[.G14]+[.G22]+[.G30]+[.G38]+[.G46]+[.G47]" office:value-type="float" office:value="0">
            <text:p><text:s/>- <text:s text:c="2"/>€ </text:p>
          </table:table-cell>
          <table:table-cell table:style-name="ce92" table:formula="of:=+[.H14]+[.H22]+[.H30]+[.H38]+[.H46]+[.H47]" office:value-type="float" office:value="0">
            <text:p><text:s/>- <text:s text:c="2"/>€ </text:p>
          </table:table-cell>
          <table:table-cell table:style-name="ce102" table:formula="of:=+[.I14]+[.I22]+[.I30]+[.I38]+[.I46]+[.I47]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number-columns-repeated="2"/>
          <table:table-cell table:style-name="ce59" office:value-type="string">
            <text:p>RIEPILOGO DELLE VOCI PRECEDENTI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60" office:value-type="string">
            <text:p>Macrovoci di costo</text:p>
          </table:table-cell>
          <table:table-cell table:style-name="ce66" office:value-type="string">
            <text:p>totale</text:p>
          </table:table-cell>
          <table:table-cell table:style-name="ce66" office:value-type="string">
            <text:p>%</text:p>
          </table:table-cell>
          <table:table-cell table:number-columns-repeated="1019"/>
        </table:table-row>
        <table:table-row table:style-name="ro14">
          <table:table-cell table:number-columns-repeated="2"/>
          <table:table-cell table:style-name="ce61" office:value-type="string" office:string-value="Risorse Umane">
            <text:p><text:s/>Risorse Umane </text:p>
          </table:table-cell>
          <table:table-cell table:style-name="ce67"/>
          <table:table-cell table:style-name="ce69" table:formula="of:=+[.D54]/[.$G$49]" office:value-type="float" office:value="0">
            <text:p>#DIV/0!</text:p>
          </table:table-cell>
          <table:table-cell table:number-columns-repeated="1019"/>
        </table:table-row>
        <table:table-row table:style-name="ro14">
          <table:table-cell table:number-columns-repeated="2"/>
          <table:table-cell table:style-name="ce61" office:value-type="string" office:string-value="Costi di viaggio, vitto e alloggio">
            <text:p><text:s/>Costi di viaggio, vitto e alloggio </text:p>
          </table:table-cell>
          <table:table-cell table:style-name="ce67"/>
          <table:table-cell table:style-name="ce69" table:formula="of:=+[.D55]/[.$G$49]" office:value-type="float" office:value="0">
            <text:p>#DIV/0!</text:p>
          </table:table-cell>
          <table:table-cell table:number-columns-repeated="1019"/>
        </table:table-row>
        <table:table-row table:style-name="ro15">
          <table:table-cell table:number-columns-repeated="2"/>
          <table:table-cell table:style-name="ce61" office:value-type="string" office:string-value="Acquisto e/o noleggio di beni, acquisizione di lavori">
            <text:p><text:s/>Acquisto e/o noleggio di beni, acquisizione di lavori </text:p>
          </table:table-cell>
          <table:table-cell table:style-name="ce67"/>
          <table:table-cell table:style-name="ce69" table:formula="of:=+[.D56]/[.$G$49]" office:value-type="float" office:value="0">
            <text:p>#DIV/0!</text:p>
          </table:table-cell>
          <table:table-cell table:number-columns-repeated="1019"/>
        </table:table-row>
        <table:table-row table:style-name="ro14">
          <table:table-cell table:number-columns-repeated="2"/>
          <table:table-cell table:style-name="ce61" office:value-type="string" office:string-value="Costi Gestionali">
            <text:p><text:s/>Costi Gestionali </text:p>
          </table:table-cell>
          <table:table-cell table:style-name="ce67"/>
          <table:table-cell table:style-name="ce69" table:formula="of:=+[.D57]/[.$G$49]" office:value-type="float" office:value="0">
            <text:p>#DIV/0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8" table:formula="of:=SUM([.D54:.D57])" office:value-type="float" office:value="0">
            <text:p><text:s/>- <text:s text:c="2"/>€ </text:p>
          </table:table-cell>
          <table:table-cell table:style-name="ce70" table:formula="of:=SUM([.E54:.E57])" office:value-type="percentage" office:value="0">
            <text:p>#DIV/0!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'Bdg Sommario'.$A$1" table:expression="'bdg dettaglio'!#ref!"/>
        </table:named-expressions>
      </table:table>
      <table:table table:name="voci di spesa ammesse" table:style-name="ta3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04"/>
        <table:table-column table:style-name="co22" table:default-cell-style-name="ce106"/>
        <table:table-column table:style-name="co20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6">
          <table:table-cell/>
          <table:table-cell office:value-type="string">
            <text:p>personale dipendente</text:p>
          </table:table-cell>
          <table:table-cell office:value-type="string">
            <text:p>Tutti quegli operatori dipendenti dell'ente (tempo det, indet, co.co.co) che sono coinvolti nel Progetto presnetato: ex. Coordinatore attività, operatore, edcucatore, animatore, specialista, ricercatore, ecc.</text:p>
          </table:table-cell>
          <table:table-cell table:number-columns-repeated="1021"/>
        </table:table-row>
        <table:table-row table:style-name="ro17">
          <table:table-cell/>
          <table:table-cell table:style-name="ce105" office:value-type="string">
            <text:p>collaboratori esterni</text:p>
          </table:table-cell>
          <table:table-cell table:style-name="ce107" office:value-type="string">
            <text:p>prefessionisti coinvolti nel progetto attraverso prestazioni occasionali, prestazioni d'opera, contratti di consulenza</text:p>
          </table:table-cell>
          <table:table-cell table:number-columns-repeated="1021"/>
        </table:table-row>
        <table:table-row table:style-name="ro18">
          <table:table-cell/>
          <table:table-cell office:value-type="string">
            <text:p>costi viaggio</text:p>
          </table:table-cell>
          <table:table-cell office:value-type="string">
            <text:p>biglietti di viaggio, rimborsi chilometrici, fatture noleggio trasporti, ricevute taxi ecc.</text:p>
          </table:table-cell>
          <table:table-cell table:number-columns-repeated="1021"/>
        </table:table-row>
        <table:table-row table:style-name="ro17">
          <table:table-cell/>
          <table:table-cell table:style-name="ce105" office:value-type="string">
            <text:p>costi vitto e alloggio</text:p>
          </table:table-cell>
          <table:table-cell table:style-name="ce107" office:value-type="string">
            <text:p>osti di ristorazione e pernotto presso strutture ricettive (hotel, b&amp;b, pesnioni, ristoranti, bar ecc.)</text:p>
          </table:table-cell>
          <table:table-cell table:number-columns-repeated="1021"/>
        </table:table-row>
        <table:table-row table:style-name="ro19">
          <table:table-cell/>
          <table:table-cell office:value-type="string">
            <text:p>Acquisto beni</text:p>
          </table:table-cell>
          <table:table-cell office:value-type="string">
            <text:p>attrezzature, beni (durevoli e consumabili), lavori di riabilitazione (ordinaria e straordinaria); lavori di costruzione; prestazioni di servizi in genere (quali ad es. utenze, ricerche, stampe, servizi di grafica, catering, affitto sala per realizzazione eventi, servizio per trasporti di persone e/o animali, assicurazioni, ecc.)</text:p>
          </table:table-cell>
          <table:table-cell table:number-columns-repeated="1021"/>
        </table:table-row>
        <table:table-row table:style-name="ro17">
          <table:table-cell/>
          <table:table-cell table:style-name="ce105" office:value-type="string">
            <text:p>Spese gestionali</text:p>
          </table:table-cell>
          <table:table-cell table:style-name="ce107" office:value-type="string">
            <text:p>tutte le spese necessarie per la corretta amministrazione e coordinamento delle attività previste (max 7% del totale )</text:p>
          </table:table-cell>
          <table:table-cell table:number-columns-repeated="1021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 </number:text>
      <number:number number:decimal-places="2" number:min-integer-digits="1" number:grouping="true"/>
      <number:text> </number:text>
    </number:number-style>
    <number:number-style style:name="N103P1" style:volatile="true">
      <number:text>-</number:text>
      <number:number number:decimal-places="2" number:min-integer-digits="1" number:grouping="true"/>
      <number:text> </number:text>
    </number:number-style>
    <number:number-style style:name="N103P2" style:volatile="true">
      <number:text> -</number:text>
      <number:number number:decimal-places="0" number:min-integer-digits="0"/>
      <number:text> </number:text>
    </number:number-style>
    <number:text-style style:name="N103">
      <number:text> </number:text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number-style style:name="N104P0" style:volatile="true">
      <number:text> </number:text>
      <number:number number:decimal-places="2" number:min-integer-digits="1" number:grouping="true"/>
      <number:text> € </number:text>
    </number:number-style>
    <number:number-style style:name="N104P1" style:volatile="true">
      <number:text>-</number:text>
      <number:number number:decimal-places="2" number:min-integer-digits="1" number:grouping="true"/>
      <number:text> € </number:text>
    </number:number-style>
    <number:number-style style:name="N104P2" style:volatile="true">
      <number:text> -</number:text>
      <number:number number:decimal-places="0" number:min-integer-digits="0"/>
      <number:text> €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 style:volatile="true">
      <number:text> </number:text>
      <number:number number:decimal-places="2" number:min-integer-digits="1" number:grouping="true"/>
      <number:text>    </number:text>
    </number:number-style>
    <number:number-style style:name="N105P1" style:volatile="true">
      <number:text>-</number:text>
      <number:number number:decimal-places="2" number:min-integer-digits="1" number:grouping="true"/>
      <number:text>    </number:text>
    </number:number-style>
    <number:number-style style:name="N105P2" style:volatile="true">
      <number:text> -</number:text>
      <number:number number:decimal-places="0" number:min-integer-digits="0"/>
      <number:text>    </number:text>
    </number:number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9P0" style:volatile="true">
      <number:text> € </number:text>
      <number:number number:decimal-places="2" number:min-integer-digits="1" number:grouping="true"/>
      <number:text> </number:text>
    </number:number-style>
    <number:number-style style:name="N109P1" style:volatile="true">
      <number:text>-€ </number:text>
      <number:number number:decimal-places="2" number:min-integer-digits="1" number:grouping="true"/>
      <number:text> </number:text>
    </number:number-style>
    <number:number-style style:name="N109P2" style:volatile="true">
      <number:text> € 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0P0" style:volatile="true">
      <number:text> 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10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text> </number:text>
      <number:currency-symbol>€</number:currency-symbol>
      <number:text> -</number:text>
      <number:number number:decimal-places="0" number:min-integer-digits="0"/>
      <number:text> </number:text>
      <style:map style:condition="value()&gt;0" style:apply-style-name="N110P0"/>
      <style:map style:condition="value()&lt;0" style:apply-style-name="N110P1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number-style style:name="N8000" number:language="it" number:country="IT">
      <number:number number:min-integer-digits="1"/>
    </number:number-style>
    <number:percentage-style style:name="N8010" number:language="it" number:country="IT">
      <number:number number:decimal-places="0" number:min-integer-digits="1"/>
      <number:text>%</number:text>
    </number:percentage-style>
    <number:number-style style:name="N106P0" style:volatile="true">
      <number:text> </number:text>
      <number:number number:decimal-places="0" number:min-integer-digits="1" number:grouping="true"/>
      <number:text>    </number:text>
    </number:number-style>
    <number:number-style style:name="N106P1" style:volatile="true">
      <number:text>-</number:text>
      <number:number number:decimal-places="0" number:min-integer-digits="1" number:grouping="true"/>
      <number:text>    </number:text>
    </number:number-style>
    <number:number-style style:name="N106P2" style:volatile="true">
      <number:text> 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number:number number:decimal-places="0" number:min-integer-digits="1" number:grouping="true"/>
      <number:text> </number:text>
    </number:number-style>
    <number:number-style style:name="N107P1" style:volatile="true">
      <number:text>-</number:text>
      <number:number number:decimal-places="0" number:min-integer-digits="1" number:grouping="true"/>
      <number:text> </number:text>
    </number:number-style>
    <number:number-style style:name="N107P2" style:volatile="true">
      <number:text> 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">
      <number:number number:decimal-places="2" number:min-integer-digits="1" number:grouping="true"/>
      <number:text> €</number:text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time-style style:name="N8121" number:language="it" number:country="IT">
      <number:minutes number:style="long"/>
      <number:text>.</number:text>
      <number:seconds number:style="long"/>
    </number:time-style>
    <number:time-style style:name="N8122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3" number:language="it" number:country="IT">
      <number:minutes number:style="long"/>
      <number:text>.</number:text>
      <number:seconds number:style="long" number:decimal-places="1"/>
    </number:time-style>
    <number:number-style style:name="N8124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0"/>
    <style:style style:name="Euro_20_2" style:display-name="Euro 2" style:family="table-cell" style:parent-style-name="Default" style:data-style-name="N109"/>
    <style:style style:name="Migliaia_20_2" style:display-name="Migliaia 2" style:family="table-cell" style:parent-style-name="Default" style:data-style-name="N105"/>
    <style:style style:name="Migliaia_20_3" style:display-name="Migliaia 3" style:family="table-cell" style:parent-style-name="Default" style:data-style-name="N103"/>
    <style:style style:name="Normale_20_2" style:display-name="Normale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ercentuale_20_2" style:display-name="Percentuale 2" style:family="table-cell" style:parent-style-name="Default" style:data-style-name="N8010"/>
    <style:style style:name="Excel_20_Built-in_20_Currency" style:display-name="Excel Built-in Currency" style:family="table-cell" style:parent-style-name="Default" style:data-style-name="N104"/>
    <style:style style:name="Excel_20_Built-in_20_Comma" style:display-name="Excel Built-in Comma" style:family="table-cell" style:parent-style-name="Default" style:data-style-name="N103"/>
    <style:style style:name="Excel_20_Built-in_20_Percent" style:display-name="Excel Built-in Percent" style:family="table-cell" style:parent-style-name="Default" style:data-style-name="N8010"/>
    <draw:marker draw:name="Estremità_20_linea_20_1" draw:display-name="Estremità li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30">30/04/2025</text:date>, <text:time>15.33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dg_20_Sommario" style:display-name="PageStyle_Bdg Somm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dg_20_dettaglio" style:display-name="PageStyle_Bdg dettagl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oci_20_di_20_spesa_20_ammesse" style:display-name="PageStyle_voci di spesa ammess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30T15:33:12.28</dc:date>
    <meta:generator>OpenOffice/4.1.6$Win32 OpenOffice.org_project/416m1$Build-9790</meta:generator>
    <meta:print-date>2025-04-30T15:31:43.23</meta:print-date>
    <meta:editing-duration>PT4M46S</meta:editing-duration>
    <meta:editing-cycles>2</meta:editing-cycles>
    <meta:document-statistic meta:table-count="3" meta:cell-count="305" meta:object-count="0"/>
  </office:meta>
</office:document-meta>
</file>